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7744b"/>
    </style:style>
    <style:style style:name="P2" style:family="paragraph" style:parent-style-name="Text_20_body">
      <style:paragraph-properties fo:text-align="justify" style:justify-single-word="false"/>
      <style:text-properties officeooo:paragraph-rsid="0027570a"/>
    </style:style>
    <style:style style:name="P3" style:family="paragraph" style:parent-style-name="Text_20_body">
      <style:text-properties fo:color="#0000ff" style:font-name="Arial" fo:font-size="10pt" officeooo:paragraph-rsid="0017744b" style:font-size-asian="10pt" style:font-size-complex="10pt"/>
    </style:style>
    <style:style style:name="P4" style:family="paragraph" style:parent-style-name="Text_20_body">
      <style:text-properties style:font-name="Arial" fo:font-size="10pt" officeooo:paragraph-rsid="0017744b" style:font-size-asian="10pt" style:font-size-complex="10pt"/>
    </style:style>
    <style:style style:name="P5" style:family="paragraph" style:parent-style-name="Text_20_body">
      <style:text-properties officeooo:paragraph-rsid="0017744b"/>
    </style:style>
    <style:style style:name="P6" style:family="paragraph" style:parent-style-name="Text_20_body">
      <style:paragraph-properties fo:text-align="justify" style:justify-single-word="false"/>
      <style:text-properties fo:color="#000000" style:font-name="Arial" fo:font-size="12pt" officeooo:paragraph-rsid="0017744b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Arial1" fo:font-weight="bold"/>
    </style:style>
    <style:style style:name="P8" style:family="paragraph" style:parent-style-name="Text_20_body">
      <style:paragraph-properties fo:text-align="justify" style:justify-single-word="false"/>
      <style:text-properties style:font-name="Arial1" fo:font-weight="bold" officeooo:rsid="001e3a65"/>
    </style:style>
    <style:style style:name="P9" style:family="paragraph" style:parent-style-name="Text_20_body">
      <style:paragraph-properties fo:text-align="justify" style:justify-single-word="false"/>
      <style:text-properties style:font-name="Arial1" fo:font-weight="bold"/>
    </style:style>
    <style:style style:name="P10" style:family="paragraph" style:parent-style-name="Text_20_body">
      <style:paragraph-properties fo:text-align="justify" style:justify-single-word="false"/>
      <style:text-properties style:font-name="Arial1"/>
    </style:style>
    <style:style style:name="P11" style:family="paragraph" style:parent-style-name="Text_20_body">
      <style:paragraph-properties fo:text-align="center" style:justify-single-word="false"/>
      <style:text-properties fo:color="#004586" style:font-name="Arial1" fo:font-size="20pt" officeooo:rsid="0021584a" officeooo:paragraph-rsid="0021584a" style:font-size-asian="12pt" style:font-size-complex="12pt"/>
    </style:style>
    <style:style style:name="P12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officeooo:paragraph-rsid="0017744b" style:font-size-asian="10pt" style:font-size-complex="10pt"/>
    </style:style>
    <style:style style:name="P13" style:family="paragraph" style:parent-style-name="Standard">
      <style:text-properties officeooo:paragraph-rsid="0017744b"/>
    </style:style>
    <style:style style:name="P14" style:family="paragraph" style:parent-style-name="Standard">
      <style:text-properties fo:color="#000000" style:font-name="FreeSans" fo:font-size="11pt" officeooo:paragraph-rsid="0017744b" style:font-size-asian="11pt" style:font-size-complex="11pt"/>
    </style:style>
    <style:style style:name="T1" style:family="text">
      <style:text-properties fo:color="#000000" style:font-name="Arial" fo:font-size="10pt" style:font-size-asian="10pt" style:font-size-complex="10pt"/>
    </style:style>
    <style:style style:name="T2" style:family="text">
      <style:text-properties fo:color="#000000" style:font-name="Arial" fo:font-size="10pt" officeooo:rsid="0027570a" style:font-size-asian="10pt" style:font-size-complex="10pt"/>
    </style:style>
    <style:style style:name="T3" style:family="text">
      <style:text-properties fo:color="#000000" style:font-name="Arial" fo:font-size="10pt" officeooo:rsid="0027634f" style:font-size-asian="10pt" style:font-size-complex="10pt"/>
    </style:style>
    <style:style style:name="T4" style:family="text">
      <style:text-properties fo:color="#000000" style:font-name="Arial" fo:font-size="12pt" style:font-size-asian="12pt" style:font-size-complex="12pt"/>
    </style:style>
    <style:style style:name="T5" style:family="text">
      <style:text-properties fo:color="#000000" style:font-name="Arial" fo:font-size="12pt" officeooo:rsid="001d92df" style:font-size-asian="12pt" style:font-size-complex="12pt"/>
    </style:style>
    <style:style style:name="T6" style:family="text">
      <style:text-properties fo:color="#000000" style:font-name="Arial" fo:font-size="12pt" officeooo:rsid="0027570a" style:font-size-asian="12pt" style:font-size-complex="12pt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fo:font-variant="normal" fo:text-transform="none" fo:letter-spacing="normal" fo:font-style="normal" fo:font-weight="bold" officeooo:rsid="0018562c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18562c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bold" officeooo:rsid="001692c4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color="#0000ff" style:font-name="Arial" fo:font-size="10pt" style:font-size-asian="10pt" style:font-size-complex="10pt"/>
    </style:style>
    <style:style style:name="T14" style:family="text">
      <style:text-properties fo:color="#0000ff" officeooo:rsid="0018562c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2pt" officeooo:rsid="0027570a" style:font-size-asian="12pt" style:font-size-complex="12pt"/>
    </style:style>
    <style:style style:name="T17" style:family="text">
      <style:text-properties style:font-name="Arial1"/>
    </style:style>
    <style:style style:name="T18" style:family="text">
      <style:text-properties style:font-name="Arial1" fo:font-weight="bold"/>
    </style:style>
    <style:style style:name="T19" style:family="text">
      <style:text-properties style:font-name="Arial1" fo:font-weight="bold" officeooo:rsid="001e3a65"/>
    </style:style>
    <style:style style:name="T20" style:family="text">
      <style:text-properties style:font-name="Arial1" fo:font-weight="bold" officeooo:rsid="0021584a"/>
    </style:style>
    <style:style style:name="T21" style:family="text">
      <style:text-properties style:font-name="Arial1" officeooo:rsid="001e3a65"/>
    </style:style>
    <style:style style:name="T22" style:family="text">
      <style:text-properties style:font-name="Arial1" officeooo:rsid="0021584a"/>
    </style:style>
    <style:style style:name="T23" style:family="text">
      <style:text-properties style:font-name="Arial1" officeooo:rsid="0027570a"/>
    </style:style>
    <style:style style:name="T24" style:family="text">
      <style:text-properties officeooo:rsid="0021584a"/>
    </style:style>
    <style:style style:name="T25" style:family="text">
      <style:text-properties officeooo:rsid="002570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isl14 prorroga inscrições para Grupos de Usuários</text:p>
      <text:p text:style-name="P7"><text:span text:style-name="T24">Cadastro pode ser feito até 23/06. </text:span>Área expositiva do evento terá 36 vagas específicas para comunidades relacionadas ao <text:span text:style-name="T24">S</text:span>oftware <text:span text:style-name="T24">L</text:span>ivre. </text:p>
      <text:p text:style-name="P8"/>
      <text:p text:style-name="P2"><text:span text:style-name="T19">As inscrições para a participação de Grupos de Usuários no </text:span><text:span text:style-name="T18">14º Fórum Internacional Software Livre </text:span><text:span text:style-name="T20">foram prorrogadas e poderão ser feitas até 23 de junho</text:span><text:span text:style-name="T19">.</text:span> <text:span text:style-name="T17">O cadastro</text:span><text:span text:style-name="T21"> </text:span><text:span text:style-name="T17">pode ser feito diretamente no link </text:span><text:a xlink:type="simple" xlink:href="http://www.lliure.com.br/gufisl14/"><text:span text:style-name="T17">http://www.lliure.com.br/gufisl14/</text:span></text:a><text:span text:style-name="T17"> ou na página </text:span><text:a xlink:type="simple" xlink:href="http://softwarelivre.org/fisl14/o-evento/grupos-de-usuarios"><text:span text:style-name="T23">http://softwarelivre.org/fisl14/o-evento/grupos-de-usuarios</text:span></text:a><text:span text:style-name="T23">.</text:span><text:span text:style-name="T17"> </text:span><text:span text:style-name="T22">O evento acontecerá de 03 a 06 de julho em Porto Alegre, no Centro de Eventos da PUCRS.</text:span></text:p>
      <text:p text:style-name="P9"><text:span text:style-name="T24">O evento disponibilizará </text:span>36 vagas para a área dos Grupos de Usuários <text:span text:style-name="T25">(GUs)</text:span> durante o fisl14. Na área total, de 393m², mesas com pontos elétricos e de internet para até dois equipamentos servirão como base de operações para as comunidades, que poderão divulgar suas iniciativas, trocar experiências com o público visitante, demais grupos e instituições patrocinadoras do evento.</text:p>
      <text:p text:style-name="P10">Os Grupos de Usuários são as bases da comunidade Software Livre, pois o próprio embrião do movimento surgiu de um grupo de programadores que eram contra a transformação dos códigos-fonte de empresas em segredos comerciais, criando, assim, a filosofia “free-software”. Hoje em dia, os grupos de usuários ainda conservam a intenção de desenvolver e promover coletivamente uma "causa" livre, e defendê-la, propagando distribuições de sistemas operacionais GNU/Linux, como Debian Brasil, Ubuntu-BR, Fedora Brasil, Pandorga GNU/Linux, ou outro sistema operacional livre, como OpenBSD-BR, FUG-BR (FreeBSD), ou uma linguagem favorita, como Python, Java ou Ruby ou, ainda coletivos que se identifiquem com aspectos específicos, como como o /MNT - Mulheres na Tecnologia, o TchêLinux, o Texto Livre, o Coletivo Cirandase. Todos estes Grupos de Usuários já estiveram presentes em edições anteriores do FISL. </text:p>
      <text:p text:style-name="P1"><text:span text:style-name="Strong_20_Emphasis"><text:span text:style-name="T5"/></text:span></text:p>
      <text:p text:style-name="P1"><text:span text:style-name="Strong_20_Emphasis"><text:span text:style-name="T6">S</text:span></text:span><text:span text:style-name="Strong_20_Emphasis"><text:span text:style-name="T4">obre o Fórum Internacional Software Livre (fisl)</text:span></text:span></text:p>
      <text:p text:style-name="P6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P14"><text:span text:style-name="Strong_20_Emphasis"><text:span text:style-name="T4">As inscrições para participantes já estão abertas. Os ingressos custam de R$ </text:span></text:span><text:span text:style-name="Strong_20_Emphasis"><text:span text:style-name="T16">115,00</text:span></text:span><text:span text:style-name="Strong_20_Emphasis"><text:span text:style-name="T4"> a R$ 280 e podem ser feitos através do site do evento (</text:span></text:span><text:a xlink:type="simple" xlink:href="http://www.fisl.org.br/"><text:span text:style-name="Strong_20_Emphasis">http://www.fisl.org.br</text:span></text:a><text:span text:style-name="Strong_20_Emphasis"><text:span text:style-name="T4">).</text:span></text:span></text:p>
      <text:p text:style-name="P13"><text:span text:style-name="Strong_20_Emphasis"><text:span text:style-name="T1"/></text:span></text:p>
      <text:p text:style-name="P13"><text:span text:style-name="Strong_20_Emphasis"><text:span text:style-name="T1">Porto Alegre, </text:span></text:span><text:span text:style-name="Strong_20_Emphasis"><text:span text:style-name="T3">13 </text:span></text:span><text:span text:style-name="Strong_20_Emphasis"><text:span text:style-name="T2">de junho de 2013</text:span></text:span></text:p>
      <text:p text:style-name="P5"><text:span text:style-name="Strong_20_Emphasis"><text:span text:style-name="T1"/></text:span></text:p>
      <text:p text:style-name="P12"><text:span text:style-name="T7">Núcleo de Atendimento 1</text:span><text:span text:style-name="T8">4</text:span><text:span text:style-name="T7">° Fórum Internacional Software Livre</text:span><text:span text:style-name="T12"><text:line-break/></text:span><text:span text:style-name="T9">Coordenação: </text:span><text:span text:style-name="T10">Livia Araujo</text:span><text:span text:style-name="T9"> – </text:span><text:span text:style-name="T10">livia</text:span><text:span text:style-name="T9">@enfato.com.br –</text:span><text:span text:style-name="T11"> 51 8151</text:span><text:span text:style-name="T12"><text:line-break/>Direção:Mariana Turkenicz– mariana@enfato.com.br – 51 8121.7062<text:line-break/></text:span></text:p>
      <text:p text:style-name="P12"><text:span text:style-name="T7">Enfato </text:span><text:span text:style-name="T8">multicomunicação</text:span></text:p>
      <text:p text:style-name="P4">+55 (51) 30.261.261</text:p>
      <text:p text:style-name="P5"><text:soft-page-break/><text:a xlink:type="simple" xlink:href="http://www.enfato.com.br/"><text:span text:style-name="T13">www.enfato.com.br</text:span></text:a><text:span text:style-name="T15"> </text:span></text:p>
      <text:p text:style-name="P5"><text:span text:style-name="T15">Twitter: </text:span><text:a xlink:type="simple" xlink:href="http://www.twitter.com/enfato"><text:span text:style-name="T13">@enfato</text:span></text:a></text:p>
      <text:p text:style-name="P4">Facebook: <text:span text:style-name="T14">enfatomulticomunicacao</text:span></text:p>
      <text:p text:style-name="P3">Empresa filiada à Abra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4:50:32.26</meta:creation-date>
    <dc:date>2013-06-13T14:47:53.66</dc:date>
    <meta:editing-duration>PT10H41M</meta:editing-duration>
    <meta:editing-cycles>14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16" meta:word-count="481" meta:character-count="3251" meta:non-whitespace-character-count="2783"/>
  </office:meta>
</office:document-meta>
</file>